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42077732B9162B65D0A.png" manifest:media-type="image/png"/>
  <manifest:file-entry manifest:full-path="Pictures/100028A80001320000018C0079F878BBB636E2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35cm" svg:x="1.089cm" svg:y="1.325cm">
          <draw:image xlink:href="Pictures/100028A80001320000018C0079F878BBB636E27C.pdf" xlink:type="simple" xlink:show="embed" xlink:actuate="onLoad" draw:mime-type="application/pdf">
            <text:p/>
          </draw:image>
          <draw:image xlink:href="Pictures/10000201000003300000042077732B9162B65D0A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Collabora_Office/21.06.20.20220303$Linux_X86_64 LibreOffice_project/1bc9bd43baea76e8623acb48e0be7dd6b431c06f</meta:generator>
    <dc:date>2022-03-09T13:26:15.378913223</dc:date>
    <dc:creator>Miklos Vajna</dc:creator>
    <meta:editing-duration>PT33S</meta:editing-duration>
    <meta:editing-cycles>1</meta:editing-cycles>
    <meta:document-statistic meta:object-count="1"/>
  </office:meta>
</office:document-meta>
</file>